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18pt" officeooo:rsid="0002496b" officeooo:paragraph-rsid="0002496b" style:font-size-asian="18pt" style:font-size-complex="18pt"/>
    </style:style>
    <style:style style:name="P2" style:family="paragraph" style:parent-style-name="Standard">
      <style:paragraph-properties fo:text-align="justify" style:justify-single-word="false"/>
      <style:text-properties fo:font-size="18pt" officeooo:rsid="0002496b" officeooo:paragraph-rsid="000342dc" style:font-size-asian="18pt" style:font-size-complex="18pt"/>
    </style:style>
    <style:style style:name="P3" style:family="paragraph" style:parent-style-name="Standard">
      <style:paragraph-properties fo:text-align="justify" style:justify-single-word="false"/>
      <style:text-properties fo:font-size="18pt" officeooo:rsid="000bf784" officeooo:paragraph-rsid="000bf784" style:font-size-asian="18pt" style:font-size-complex="18pt"/>
    </style:style>
    <style:style style:name="P4" style:family="paragraph" style:parent-style-name="Standard">
      <style:paragraph-properties fo:text-align="justify" style:justify-single-word="false"/>
      <style:text-properties fo:font-size="18pt" fo:font-weight="bold" officeooo:rsid="0002496b" officeooo:paragraph-rsid="0002496b" style:font-size-asian="18pt" style:font-weight-asian="bold" style:font-size-complex="18pt" style:font-weight-complex="bold"/>
    </style:style>
    <style:style style:name="P5" style:family="paragraph" style:parent-style-name="Standard">
      <style:paragraph-properties fo:text-align="justify" style:justify-single-word="false"/>
      <style:text-properties fo:font-size="18pt" fo:font-weight="bold" officeooo:rsid="0008d743" officeooo:paragraph-rsid="0008d743" style:font-size-asian="18pt" style:font-weight-asian="bold" style:font-size-complex="18pt" style:font-weight-complex="bold"/>
    </style:style>
    <style:style style:name="P6" style:family="paragraph" style:parent-style-name="Standard">
      <style:paragraph-properties fo:text-align="justify" style:justify-single-word="false"/>
      <style:text-properties fo:font-size="18pt" fo:font-weight="normal" officeooo:rsid="0008d743" officeooo:paragraph-rsid="0008d743" style:font-size-asian="18pt" style:font-weight-asian="normal" style:font-size-complex="18pt" style:font-weight-complex="normal"/>
    </style:style>
    <style:style style:name="P7" style:family="paragraph" style:parent-style-name="Standard" style:list-style-name="L1">
      <style:paragraph-properties fo:text-align="justify" style:justify-single-word="false"/>
      <style:text-properties fo:font-size="18pt" officeooo:rsid="0002496b" officeooo:paragraph-rsid="0002496b" style:font-size-asian="18pt" style:font-size-complex="18pt"/>
    </style:style>
    <style:style style:name="P8" style:family="paragraph" style:parent-style-name="Standard">
      <style:paragraph-properties fo:text-align="justify" style:justify-single-word="false"/>
      <style:text-properties fo:font-size="18pt" officeooo:rsid="000bf784" officeooo:paragraph-rsid="000bf784" style:font-size-asian="18pt" style:font-size-complex="18pt"/>
    </style:style>
    <style:style style:name="P9" style:family="paragraph" style:parent-style-name="Standard">
      <style:paragraph-properties fo:text-align="justify" style:justify-single-word="false"/>
      <style:text-properties fo:font-size="18pt" officeooo:rsid="000dacdc" officeooo:paragraph-rsid="000dacdc" style:font-size-asian="18pt" style:font-size-complex="18pt"/>
    </style:style>
    <style:style style:name="P10" style:family="paragraph" style:parent-style-name="Standard">
      <style:paragraph-properties fo:text-align="justify" style:justify-single-word="false"/>
      <style:text-properties fo:font-size="18pt" officeooo:rsid="000f30a2" officeooo:paragraph-rsid="000f30a2" style:font-size-asian="18pt" style:font-size-complex="18pt"/>
    </style:style>
    <style:style style:name="P11" style:family="paragraph" style:parent-style-name="Standard">
      <style:paragraph-properties fo:text-align="justify" style:justify-single-word="false"/>
      <style:text-properties fo:font-size="18pt" officeooo:rsid="00104f31" officeooo:paragraph-rsid="00104f31" style:font-size-asian="18pt" style:font-size-complex="18pt"/>
    </style:style>
    <style:style style:name="P12" style:family="paragraph" style:parent-style-name="Standard">
      <style:paragraph-properties fo:text-align="justify" style:justify-single-word="false"/>
      <style:text-properties fo:font-size="18pt" fo:font-style="italic" officeooo:rsid="00142b54" officeooo:paragraph-rsid="00142b54" style:font-size-asian="18pt" style:font-style-asian="italic" style:font-size-complex="18pt" style:font-style-complex="italic"/>
    </style:style>
    <style:style style:name="P13" style:family="paragraph" style:parent-style-name="Standard">
      <style:paragraph-properties fo:text-align="justify" style:justify-single-word="false"/>
      <style:text-properties fo:font-size="18pt" fo:font-style="italic" officeooo:rsid="0016b797" officeooo:paragraph-rsid="0016b797" style:font-size-asian="18pt" style:font-style-asian="italic" style:font-size-complex="18pt" style:font-style-complex="italic"/>
    </style:style>
    <style:style style:name="P14" style:family="paragraph" style:parent-style-name="Standard">
      <style:paragraph-properties fo:text-align="justify" style:justify-single-word="false"/>
      <style:text-properties fo:font-size="18pt" fo:font-style="italic" officeooo:rsid="00190633" officeooo:paragraph-rsid="00190633" style:font-size-asian="18pt" style:font-style-asian="italic" style:font-size-complex="18pt" style:font-style-complex="italic"/>
    </style:style>
    <style:style style:name="P15" style:family="paragraph" style:parent-style-name="Standard">
      <style:paragraph-properties fo:text-align="justify" style:justify-single-word="false"/>
      <style:text-properties fo:color="#c9211e" fo:font-size="18pt" officeooo:rsid="0010b915" officeooo:paragraph-rsid="0010b915" style:font-size-asian="18pt" style:font-size-complex="18pt"/>
    </style:style>
    <style:style style:name="P16" style:family="paragraph" style:parent-style-name="Standard">
      <style:paragraph-properties fo:text-align="justify" style:justify-single-word="false"/>
      <style:text-properties fo:color="#c9211e" fo:font-size="18pt" officeooo:rsid="0012a891" officeooo:paragraph-rsid="0012a891" style:font-size-asian="18pt" style:font-size-complex="18pt"/>
    </style:style>
    <style:style style:name="P17" style:family="paragraph" style:parent-style-name="Standard">
      <style:paragraph-properties fo:text-align="justify" style:justify-single-word="false"/>
      <style:text-properties fo:color="#127622" fo:font-size="18pt" officeooo:rsid="0012a891" officeooo:paragraph-rsid="0012a891" style:font-size-asian="18pt" style:font-size-complex="18pt"/>
    </style:style>
    <style:style style:name="P18" style:family="paragraph" style:parent-style-name="Standard">
      <style:paragraph-properties fo:text-align="justify" style:justify-single-word="false"/>
      <style:text-properties fo:color="#2a6099" fo:font-size="18pt" officeooo:rsid="00140230" officeooo:paragraph-rsid="00140230" style:font-size-asian="18pt" style:font-size-complex="18pt"/>
    </style:style>
    <style:style style:name="P19" style:family="paragraph" style:parent-style-name="Standard">
      <style:paragraph-properties fo:text-align="justify" style:justify-single-word="false"/>
      <style:text-properties fo:font-size="14pt" fo:font-style="normal" officeooo:rsid="00190633" officeooo:paragraph-rsid="00190633" style:font-size-asian="14pt" style:font-style-asian="normal" style:font-size-complex="14pt" style:font-style-complex="normal"/>
    </style:style>
    <style:style style:name="P20" style:family="paragraph" style:parent-style-name="Standard">
      <style:paragraph-properties fo:text-align="justify" style:justify-single-word="false"/>
      <style:text-properties fo:font-size="14pt" fo:font-style="normal" officeooo:rsid="0016b797" officeooo:paragraph-rsid="0016b797" style:font-size-asian="14pt" style:font-style-asian="normal" style:font-size-complex="14pt" style:font-style-complex="normal"/>
    </style:style>
    <style:style style:name="T1" style:family="text">
      <style:text-properties officeooo:rsid="000342dc"/>
    </style:style>
    <style:style style:name="T2" style:family="text">
      <style:text-properties officeooo:rsid="0007778f"/>
    </style:style>
    <style:style style:name="T3" style:family="text">
      <style:text-properties officeooo:rsid="0009a38a"/>
    </style:style>
    <style:style style:name="T4" style:family="text">
      <style:text-properties officeooo:rsid="0009be2d"/>
    </style:style>
    <style:style style:name="T5" style:family="text">
      <style:text-properties officeooo:rsid="000a5cc3"/>
    </style:style>
    <style:style style:name="T6" style:family="text">
      <style:text-properties officeooo:rsid="000b7775"/>
    </style:style>
    <style:style style:name="T7" style:family="text">
      <style:text-properties officeooo:rsid="001122d1"/>
    </style:style>
    <style:style style:name="T8" style:family="text">
      <style:text-properties officeooo:rsid="00140230"/>
    </style:style>
    <style:style style:name="T9" style:family="text">
      <style:text-properties officeooo:rsid="0014ed64"/>
    </style:style>
    <style:style style:name="T10" style:family="text">
      <style:text-properties officeooo:rsid="0016b79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bstract:-</text:p>
      <text:p text:style-name="P5"/>
      <text:p text:style-name="P6">Flares are a phenomena of massive release of magnetic energies <text:span text:style-name="T3">not</text:span> on only in solar but also in the stellar atmospheres. <text:span text:style-name="T3">They can tell a great deal of information say about the activity in a star or how old it could be. Moreover, flaring events like in our sun not <text:s/></text:span><text:span text:style-name="T4">only</text:span><text:span text:style-name="T3"> pose immediate dangers to the electric power grids and telecommunication here on earth, but on larger timescales th</text:span><text:span text:style-name="T4">ese</text:span><text:span text:style-name="T3"> radiative emission </text:span><text:span text:style-name="T4">from any star could</text:span><text:span text:style-name="T3"> affect a planet’s climate </text:span><text:span text:style-name="T4">and also deplete the life around other stars. A common feature found between a solar flare and stellar flare is the presence of Quasi-periodic pulsation <text:s/>(QPPs). </text:span><text:span text:style-name="T5">The aim of finding QPPs is to </text:span><text:span text:style-name="T6">establish a solar-stellar correlation</text:span><text:span text:style-name="T5">.</text:span><text:span text:style-name="T4"> In this talk, we will discuss how can we find such qpps in a lightcurve </text:span><text:span text:style-name="T5">by</text:span><text:span text:style-name="T4"> using data from TESS, using Allesfitter </text:span><text:span text:style-name="T5">as a fitting tool and determining QPPs with the help of Lomb-Scargle Periodogram</text:span><text:span text:style-name="T4">.</text:span></text:p>
      <text:p text:style-name="P4"/>
      <text:p text:style-name="P4">Script for presentation <text:span text:style-name="T1">[rough outline]</text:span>:-</text:p>
      <text:p text:style-name="P1"/>
      <text:p text:style-name="P1">what is a flare, how it looks (in real and also on a lightcurve), why should we study them</text:p>
      <text:p text:style-name="P1"/>
      <text:p text:style-name="P1">What is a qpp? What do they imply and how in general a qpp looks like…… make a comparison of a qpp with a flare and tell that this is why the periodic nature of a flare is like a qpp</text:p>
      <text:p text:style-name="P1"/>
      <text:p text:style-name="P1">What can qpp tell us about the flare and wh<text:span text:style-name="T2">a</text:span>t this makes it important to study</text:p>
      <text:p text:style-name="P1"/>
      <text:p text:style-name="P1">firstly to study we need lightcurves:-</text:p>
      <text:p text:style-name="P1"/>
      <text:p text:style-name="P1">- and that is from TESS, what is tess and describe it also about its lightkurve feature</text:p>
      <text:p text:style-name="P1"/>
      <text:p text:style-name="P1">- after getting the lightcurve, the next step is to get the best fit</text:p>
      <text:list xml:id="list1645580726" text:style-name="L1">
        <text:list-item>
          <text:p text:style-name="P7"><text:soft-page-break/>why doing so :- to normalize it (or more likely to get a baseline for finding qpps)</text:p>
        </text:list-item>
        <text:list-item>
          <text:p text:style-name="P7">best fit is done using allesfitter</text:p>
        </text:list-item>
        <text:list-item>
          <text:p text:style-name="P7">describe allesfitter (it is a tool <text:span text:style-name="T1">for modeling any type of photometric and RV data</text:span>), <text:span text:style-name="T1">it can determine fitting using either mcmc or nested sampling</text:span></text:p>
        </text:list-item>
      </text:list>
      <text:p text:style-name="P1"/>
      <text:p text:style-name="P2">- <text:span text:style-name="T1">now after we have the fitted lightcurves, its time to study the periodicity</text:span></text:p>
      <text:p text:style-name="P2"/>
      <text:p text:style-name="P2">- <text:span text:style-name="T1">to </text:span>study the periodicity:- <text:span text:style-name="T1">we first take the plot for the residuals</text:span></text:p>
      <text:p text:style-name="P2"/>
      <text:p text:style-name="P2">- <text:span text:style-name="T1">period is found</text:span> with the help of peridogram that uses fourier transform to give us a probable frequency of the flare</text:p>
      <text:p text:style-name="P1"/>
      <text:p text:style-name="P1">- for this we use lomb-scargle periodogram from python to determine the frequency in the flare</text:p>
      <text:p text:style-name="P2">- <text:span text:style-name="T1">this is the process to determine the qpps in a flare</text:span></text:p>
      <text:p text:style-name="P2"/>
      <text:p text:style-name="P2">- <text:span text:style-name="T1">these are the results of the whole process done on the following flares for stars of:-</text:span></text:p>
      <text:p text:style-name="P1"/>
      <text:p text:style-name="P1"/>
      <text:p text:style-name="P1"/>
      <text:p text:style-name="P1"/>
      <text:p text:style-name="P3">3 outcomes:-</text:p>
      <text:p text:style-name="P3">1. Intention:- comparison of light curves from the already studied to the now fitted ones</text:p>
      <text:p text:style-name="P3">2. why studying qpps is important:- qpps are linked to the loop length which can tell about the active regions information and can draw some scalar relations to the</text:p>
      <text:p text:style-name="P3"/>
      <text:p text:style-name="P3"/>
      <text:p text:style-name="P3"/>
      <text:p text:style-name="P3"/>
      <text:p text:style-name="P11"><text:soft-page-break/>Slide 1-2</text:p>
      <text:p text:style-name="P9">What is a flare:- </text:p>
      <text:p text:style-name="P15">- A big massive release of energy <text:span text:style-name="T7">(radiation in terms of light)</text:span></text:p>
      <text:p text:style-name="P16">or </text:p>
      <text:p text:style-name="P16"><text:s/>- an abrupt realease of magnetic energy</text:p>
      <text:p text:style-name="P16">or</text:p>
      <text:p text:style-name="P16">- an explosion at the atmosphere, releases huge amount of energy across all wavelength of EM spectrum , localized event</text:p>
      <text:p text:style-name="P16">- high energy radiation from sun traveling at light speed</text:p>
      <text:p text:style-name="P16">- <text:span text:style-name="T10">happens (from radially) at solar atmosphere (photosphere, chromosphere and corona)</text:span></text:p>
      <text:p text:style-name="P16"/>
      <text:p text:style-name="P17">CME :- physical eruptions of magnetic field, <text:span text:style-name="T8">release of million or billions of tons of plasma and magnetic field from the atmosphere of sun travelling at 9 million km/h (so might takes around two days to reach earth). The ejected matter is plasma (electrons and protons)</text:span></text:p>
      <text:p text:style-name="P15"/>
      <text:p text:style-name="P18">since cme is release of particles and flare is release of radiation and so flare can be observed in lightcurve</text:p>
      <text:p text:style-name="P9"/>
      <text:p text:style-name="P10">In our the there is the heavy activity that goes on, on the upper layers of atmostphere which manifests in some featues visible on the surface, and one of then is the solar flares….</text:p>
      <text:p text:style-name="P10"/>
      <text:p text:style-name="P10">These flares are the eruptions that are magnetic in nature and release high energy particles……..</text:p>
      <text:p text:style-name="P10"/>
      <text:p text:style-name="P11">Now, since sun is close to is so we can see these loops kind of structure which is an indication of a flare happening on the sun</text:p>
      <text:p text:style-name="P11">But what about a star at a distance?</text:p>
      <text:p text:style-name="P11">This is how a star looks, just a tiny dot…. And for studying such features and light curve really helps us to study them</text:p>
      <text:p text:style-name="P11"><text:soft-page-break/>So a light curve is basically a plot of intensity of light from a star versus time, it tells how the light from a star changes with the passage of time</text:p>
      <text:p text:style-name="P11"/>
      <text:p text:style-name="P11">And for a flare, the lightcurve of star would look like:- </text:p>
      <text:p text:style-name="P11">The strong peaks suggests the presence of flare phenomena happening on the star’s surface</text:p>
      <text:p text:style-name="P11"/>
      <text:p text:style-name="P11">Slide 3</text:p>
      <text:p text:style-name="P11">So, now what is a QPP (Quasi periodic pulsations?) </text:p>
      <text:p text:style-name="P11"/>
      <text:p text:style-name="P11"/>
      <text:p text:style-name="P12">Slide1:-</text:p>
      <text:p text:style-name="P12">What is a flare? </text:p>
      <text:p text:style-name="P12">Our sun is not silent, a lot <text:span text:style-name="T9">of activity</text:span> happens inside it, <text:span text:style-name="T9">like the movement of plasma and differential rotation (central region rotates quicker than poles) which makes the magnetic field twisted and complicated and these processes</text:span> manifests itself in some form or the other over its surface.</text:p>
      <text:p text:style-name="P12">Flares are <text:span text:style-name="T9">one such manifestations as a result of magnetic activity where an</text:span> abrupt release of energy <text:span text:style-name="T9">takes place,</text:span> in the form of radiation and the radiation is released across all wavelengths and since it is a ration it travels at the lightspeed</text:p>
      <text:p text:style-name="P12">It is a localized event meaning, this happens only on certain regions on the surface. These regions are often highly active and have sunspots present on these re<text:span text:style-name="T10">g</text:span>ions. </text:p>
      <text:p text:style-name="P13">Magnetic reconnection is believed to be the reason for the this to happen. It is a phenomena where magnetic field lines reorient themselves.</text:p>
      <text:p text:style-name="P13"/>
      <text:p text:style-name="P14">Now, since sun is closer and so we can the such features very well, but even our closet star i.e. proxima centauri which is 4 ly away looks loke a point source of light when looked through the telesope. Then how do we get information from those stars…..it is with the help of lightcurves. These are plots of intensity vs time <text:soft-page-break/>that shows the how the starlight behaves. And in these lc, such eruptions are seen as very high peaks. This is the lc of pc showing the peaks produced by the flares.</text:p>
      <text:p text:style-name="P14"/>
      <text:p text:style-name="P14">Slide2:-</text:p>
      <text:p text:style-name="P14">Now what are qpps and how are they related to flares?</text:p>
      <text:p text:style-name="P14"/>
      <text:p text:style-name="P13"/>
      <text:p text:style-name="P13"/>
      <text:p text:style-name="P13"/>
      <text:p text:style-name="P13"/>
      <text:p text:style-name="P13"/>
      <text:p text:style-name="P19">Questions</text:p>
      <text:p text:style-name="P19">1) Are we calculating the periodicity by eye? Because we do take the residuals and for that fiiting is needed, but in the end we calculated the qpp by eye</text:p>
      <text:p text:style-name="P19">2) how is the qpp calculated, I mean in the end the each oscillation has different peak and period, though we are taking the mean of all but still (are we calculating the individual peaks and then averaging, that time or the whole qpps time are we finding)</text:p>
      <text:p text:style-name="P20"/>
      <text:p text:style-name="P20"/>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02T19:55:37.405141868</meta:creation-date>
    <dc:date>2022-08-06T23:03:00.690885622</dc:date>
    <meta:editing-duration>PT2H15M17S</meta:editing-duration>
    <meta:editing-cycles>8</meta:editing-cycles>
    <meta:generator>LibreOffice/6.4.7.2$Linux_X86_64 LibreOffice_project/40$Build-2</meta:generator>
    <meta:document-statistic meta:table-count="0" meta:image-count="0" meta:object-count="0" meta:page-count="5" meta:paragraph-count="54" meta:word-count="1101" meta:character-count="6043" meta:non-whitespace-character-count="4990"/>
  </office:meta>
</office:document-meta>
</file>